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officeooo:paragraph-rsid="0003b221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9f34a" officeooo:paragraph-rsid="00088ef7"/>
    </style:style>
    <style:style style:name="P8" style:family="paragraph" style:parent-style-name="Standard">
      <style:paragraph-properties style:snap-to-layout-grid="false"/>
      <style:text-properties officeooo:rsid="000a6670" officeooo:paragraph-rsid="000a6670"/>
    </style:style>
    <style:style style:name="P9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a6670" officeooo:paragraph-rsid="000a6670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UC_5f_Alternativa_20_2" style:list-style-name="L1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a6670" officeooo:paragraph-rsid="000a667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UC_5f_Alternativa_20_2" style:list-style-name="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a6670" officeooo:paragraph-rsid="000a667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a6670" style:font-weight-asian="normal" style:font-weight-complex="normal"/>
    </style:style>
    <style:style style:name="T3" style:family="text">
      <style:text-properties fo:font-weight="normal" officeooo:rsid="000b8ad5" style:font-weight-asian="normal" style:font-weight-complex="normal"/>
    </style:style>
    <style:style style:name="T4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5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6" style:family="text">
      <style:text-properties style:use-window-font-color="true" style:font-name="Times New Roman" officeooo:rsid="000a6670" style:font-name-asian="Times New Roman" style:font-name-complex="Times New Roman"/>
    </style:style>
    <style:style style:name="T7" style:family="text">
      <style:text-properties style:use-window-font-color="true" style:font-name="Times New Roman" officeooo:rsid="000b8ad5" style:font-name-asian="Times New Roman" style:font-name-complex="Times New Roman"/>
    </style:style>
    <style:style style:name="T8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9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officeooo:rsid="00088ef7"/>
    </style:style>
    <style:style style:name="T11" style:family="text">
      <style:text-properties officeooo:rsid="000a6670"/>
    </style:style>
    <style:style style:name="T12" style:family="text">
      <style:text-properties officeooo:rsid="000b8a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2">Cerrar </text:span><text:span text:style-name="T3">sesión.</text:span></text:p>
          </table:table-cell>
          <table:table-cell table:style-name="Tabla1.B1" office:value-type="string">
            <text:p text:style-name="P2"><text:span text:style-name="T1">Nro. de Caso de Uso:</text:span> <text:span text:style-name="T12">CU.A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T11">Usuario</text:span><text:span text:style-name="UC_5f_NormalAzul_20_Car"><text:span text:style-name="T10">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8">Objetivo:</text:span></text:span><text:span text:style-name="UC_5f_NormalAzul_20_Car"><text:span text:style-name="T4"> </text:span></text:span><text:span text:style-name="UC_5f_NormalAzul_20_Car"><text:span text:style-name="T6">Permitir al usuario cerrar su </text:span></text:span><text:span text:style-name="UC_5f_NormalAzul_20_Car"><text:span text:style-name="T7">sesión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8">Pre-</text:span></text:span><text:span text:style-name="UC_5f_NormalAzul_20_Car"><text:span text:style-name="T9">C</text:span></text:span><text:span text:style-name="UC_5f_NormalAzul_20_Car"><text:span text:style-name="T8">ondiciones:</text:span></text:span><text:span text:style-name="UC_5f_NormalAzul_20_Car"><text:span text:style-name="T4"> </text:span></text:span><text:span text:style-name="UC_5f_NormalAzul_20_Car"><text:span text:style-name="T5">El </text:span></text:span><text:span text:style-name="UC_5f_NormalAzul_20_Car"><text:span text:style-name="T6">usuario </text:span></text:span><text:span text:style-name="UC_5f_NormalAzul_20_Car"><text:span text:style-name="T7">deberá</text:span></text:span><text:span text:style-name="UC_5f_NormalAzul_20_Car"><text:span text:style-name="T6"> tener su </text:span></text:span><text:span text:style-name="UC_5f_NormalAzul_20_Car"><text:span text:style-name="T7">sesión</text:span></text:span><text:span text:style-name="UC_5f_NormalAzul_20_Car"><text:span text:style-name="T6"> abiert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1">El usuario cierra sus sesión de sistema</text:span>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8">1.El usuario elige la <text:span text:style-name="T12">opción</text:span> Cerrar <text:span text:style-name="T12">Sesión.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2" office:value-type="string">
            <text:p text:style-name="P10">.</text:p>
          </table:table-cell>
          <table:table-cell table:style-name="Table1.A1" office:value-type="string">
            <text:p text:style-name="P8">2.Se despliega un mensaje de <text:span text:style-name="T12">confirmación.</text:span></text:p>
          </table:table-cell>
        </table:table-row>
        <table:table-row table:style-name="Table1.4">
          <table:table-cell table:style-name="Table1.A5" office:value-type="string">
            <text:p text:style-name="P11">3.El usuario confirma el cierre de <text:span text:style-name="T12">sesión.</text:span>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8">4.Se despliega la pantalla de inicio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4">A1.Cancelar<text:span text:style-name="T12">.</text:span></text:p>
            <text:list xml:id="list8839818946705820221" text:style-name="L1">
              <text:list-header>
                <text:p text:style-name="P13">En el paso 3, si el actor selecciona la <text:span text:style-name="T12">opción</text:span> Cancelar se cancela la operación.</text:p>
              </text:list-header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2">RF68, RF69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</meta:editing-cycles>
    <meta:editing-duration>PT20M47S</meta:editing-duration>
    <dc:date>2014-03-16T20:31:47.245058420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4" meta:word-count="120" meta:character-count="788" meta:non-whitespace-character-count="687"/>
  </office:meta>
</office:document-meta>
</file>